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56in"/>
    </style:style>
    <style:style style:name="co2" style:family="table-column">
      <style:table-column-properties fo:break-before="auto" style:column-width="0.7165in"/>
    </style:style>
    <style:style style:name="co3" style:family="table-column">
      <style:table-column-properties fo:break-before="auto" style:column-width="0.65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Munka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d7d3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d7d3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ext color</text:p>
          </table:table-cell>
          <table:table-cell table:style-name="ce3" office:value-type="string" calcext:value-type="string">
            <text:p>Values</text:p>
          </table:table-cell>
          <table:table-cell table:style-name="ce1" office:value-type="string" calcext:value-type="string">
            <text:p>Text color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bc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cd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de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cd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de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b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ef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b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c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f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cef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abc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cd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a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de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a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cd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b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de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b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ef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b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e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c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f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cef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bc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abc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cd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string" calcext:value-type="string">
            <text:p>a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ade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a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cd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bcd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de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bde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bef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b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de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string" calcext:value-type="string">
            <text:p>c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f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cef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unka1.B2:Munka1.B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Munka1.A1:Munka1.C1048576">
            <calcext:condition calcext:apply-style-name="Bad" calcext:value="begins-with(&quot;c&quot;)" calcext:base-cell-address="Munka1.A1"/>
            <calcext:condition calcext:apply-style-name="ConditionalStyle_5" calcext:value="begins-with(&quot;a&quot;)" calcext:base-cell-address="Munka1.A1"/>
          </calcext:conditional-format>
        </calcext:conditional-formats>
      </table:table>
      <table:named-expressions/>
      <table:database-ranges>
        <table:database-range table:name="__Anonymous_Sheet_DB__0" table:target-range-address="Munka1.A1:Munka1.C25" table:display-filter-buttons="true">
          <table:filter>
            <table:filter-and>
              <table:filter-condition loext:data-type="text-color" table:value="#4472c4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ext-properties fo:color="#4472c4"/>
    </style:style>
    <style:style style:name="ConditionalStyle_5f_5" style:display-name="ConditionalStyle_5" style:family="table-cell" style:parent-style-name="Default">
      <style:text-properties fo:color="#70ad4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unka1" style:display-name="PageStyle_Munk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elemen Gábor</meta:initial-creator>
    <meta:creation-date>2021-05-31T09:38:17</meta:creation-date>
    <dc:date>2021-12-30T10:38:29.649000000</dc:date>
    <meta:generator>LibreOfficeDev/7.4.0.0.alpha0$Windows_X86_64 LibreOffice_project/b4b9c96fe224194ebc2b2a62b103062efe11dc2a</meta:generator>
    <meta:editing-duration>PT52S</meta:editing-duration>
    <meta:editing-cycles>1</meta:editing-cycles>
    <meta:document-statistic meta:table-count="1" meta:cell-count="75" meta:object-count="0"/>
    <meta:user-defined meta:name="AppVersion">16.0300</meta:user-defined>
    <meta:user-defined meta:name="Company">NISZ</meta:user-defined>
  </office:meta>
</office:document-meta>
</file>